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pl" fo:country="PL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24pt" fo:language="pl" fo:country="PL" style:font-size-asian="24pt" style:font-size-complex="24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fo:language="pl" fo:country="PL" style:font-size-asian="14pt" style:font-size-complex="14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fo:language="pl" fo:country="PL" fo:font-style="normal" style:font-size-asian="14pt" style:font-style-asian="normal" style:font-size-complex="14pt" style:font-style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fo:language="pl" fo:country="P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NUM-PROJEKT, zadanie 1.2</text:p>
      <text:p text:style-name="P2">Raport</text:p>
      <text:p text:style-name="P1">Autor: Tomasz Jakubczyk</text:p>
      <text:p text:style-name="P1"/>
      <text:list xml:id="list5970534625286652613" text:style-name="L1">
        <text:list-item>
          <text:p text:style-name="P3">Dokładność maszynowa</text:p>
          <text:p text:style-name="P3">Epsilon maszynowy – Istnieją dwie lekko różniące się definicje: największa nieujemna liczba w zmiennoprzecinkowej reprezentacji maszynowej której dodanie do 1 daje 1, lub najmniejsza liczba nieujemna w reprezentacji maszynowej, która dodana do 1 daje wynik różny od 1. Mimo, że te definicja wydają się być matematycznie równoważne, dają one nieco różniące się wyniki.</text:p>
          <text:p text:style-name="P3">Dokładność maszynowa zależy od precyzji reprezentacji, architektury maszyny oraz implementacji.</text:p>
          <text:p text:style-name="P3">Wykorzystywany komputer jest w architekturze <text:span text:style-name="T2">x86_64</text:span> i posługuje się liczbami zmiennoprzecinkowymi w standardzie <text:span text:style-name="T2">IEE754</text:span>. Środowisko <text:span text:style-name="T2">Matlab</text:span> udostępnia dwa typy zmiennoprzecinkowe: <text:span text:style-name="T2">double</text:span> i <text:span text:style-name="T2">single</text:span><text:span text:style-name="T1">.</text:span></text:p>
          <text:p text:style-name="P4"><text:span text:style-name="T2">Matlab</text:span> posiada funkcję <text:span text:style-name="T2">eps </text:span><text:span text:style-name="T3">zwracającą epsilon maszynowy i posłuży za porównanie.</text:span></text:p>
          <text:p text:style-name="P5">Epsilon maszynowy (aproksymację) znajduję iteracyjnie zmniejszając zmienną o połowę poczynając od jedynki.</text:p>
          <text:p text:style-name="P3"/>
        </text:list-item>
        <text:list-item>
          <text:p text:style-name="P3">Rozwiązywanie układu równań metodą eliminacji Gaussa</text:p>
          <text:p text:style-name="P3"/>
        </text:list-item>
        <text:list-item>
          <text:p text:style-name="P3">Rozwiązywanie układu równań metodą Jacobieg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07T15:32:27.60</meta:creation-date>
    <dc:date>2017-03-08T13:21:19.80</dc:date>
    <meta:editing-duration>PT1H11M8S</meta:editing-duration>
    <meta:editing-cycles>6</meta:editing-cycles>
    <meta:generator>OpenOffice/4.1.3$Win32 OpenOffice.org_project/413m1$Build-9783</meta:generator>
    <meta:document-statistic meta:table-count="0" meta:image-count="0" meta:object-count="0" meta:page-count="1" meta:paragraph-count="11" meta:word-count="132" meta:character-count="1018"/>
  </office:meta>
</office:document-meta>
</file>